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4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5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6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7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9"><text:span text:style-name="T1">21.5 miles in the last week</text:span> </text:p>
      <text:p text:style-name="P13"/>
      <text:p text:style-name="P14">Sat 4/15/2017<text:span text:style-name="T1"> 5 miles</text:span></text:p>
      <text:p text:style-name="P14">I ran 4 miles on bike paths averaging 8:24/mile with the last mile in 8:07 and then walked slowly for ¼ mile. <text:s/>Then I walked a ¾ mile at 12:32/mile pace. </text:p>
      <text:p text:style-name="P14"/>
      <text:p text:style-name="P14">Sun 4/16/2017 <text:span text:style-name="T1">5 miles</text:span></text:p>
      <text:p text:style-name="P14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4"/>
      <text:p text:style-name="P14">Mon 4/17/2017 <text:span text:style-name="T1">6 miles</text:span></text:p>
      <text:p text:style-name="P14">I ran 3 miles on bike and walking paths averaging 8:55/miles and rested 4:00. <text:s/></text:p>
      <text:p text:style-name="P14">Then I walked 1 mile in 12:05. <text:s/>Later in the day I rode 6 miles on a bike which I take to be equivalent to 2 miles of <text:s/>running.</text:p>
      <text:p text:style-name="P14"/>
      <text:p text:style-name="P14">Tues 4/18/2017 <text:s/><text:span text:style-name="T1">3 miles</text:span></text:p>
      <text:p text:style-name="P15">I walked and ran 3 miles averaging 11:30/mile on bike and walking paths. I ran ¼ mile, walked ¼ mile and repeated to the end. <text:s/>My running pace was about 10:00/mile and walking pace about 13:00/mile. </text:p>
      <text:p text:style-name="P15"/>
      <text:p text:style-name="P15">Wed-Fri 4/19-21/2017 <text:span text:style-name="T1">0 miles</text:span></text:p>
      <text:p text:style-name="P15">No running. <text:s/>My cold got bad again.</text:p>
      <text:p text:style-name="P16"/>
      <text:p text:style-name="P16">19 miles in the last week</text:p>
      <text:p text:style-name="P17"><text:soft-page-break/>Sat 4/22/2017 <text:span text:style-name="T1">4 miles</text:span></text:p>
      <text:p text:style-name="P17">I ran 3 miles on a bike path averaging 9:43/mile including a ½ mile in 4:13 and rested 4 minutes.</text:p>
      <text:p text:style-name="P17">I walked a mile in 12:15.</text:p>
      <text:p text:style-name="P17"/>
      <text:p text:style-name="P17">Sun 4/23/2017 <text:span text:style-name="T1">0 miles </text:span></text:p>
      <text:p text:style-name="P18"/>
      <text:p text:style-name="P17">Mon 4/24/2017<text:span text:style-name="T1"> 5.25 miles</text:span></text:p>
      <text:p text:style-name="P17">I ran 4 miles on walking paths and bike paths and averaged 8:45/mile. The last ½ mile was in 3:59.</text:p>
      <text:p text:style-name="P17">I walked slowly for ¼ mile and then walked 1 mile in 12:10. I felt a lot better than 2 days ago.</text:p>
      <text:p text:style-name="P17"/>
      <text:p text:style-name="P17">Tues 4/25/2017 <text:span text:style-name="T1">0 miles</text:span></text:p>
      <text:p text:style-name="P17">We drove flew back to the US from Amsterdam.</text:p>
      <text:p text:style-name="P17"/>
      <text:p text:style-name="P17">Wed 4/26/2017 <text:s/><text:span text:style-name="T1">4 miles</text:span></text:p>
      <text:p text:style-name="P17">I ran and walked 4 miles on hilly roads in Meadville and averaged 10:57.</text:p>
      <text:p text:style-name="P17"/>
      <text:p text:style-name="P17">Thur 4/27/2017 <text:s/><text:span text:style-name="T1">5 miles</text:span></text:p>
      <text:p text:style-name="P17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7">1 minute and ran a mile in 7:45. </text:p>
      <text:p text:style-name="P17"/>
      <text:p text:style-name="P17">Fri 4/28/2017 <text:span text:style-name="T1">4 miles</text:span></text:p>
      <text:p text:style-name="P17">I ran ½ mile down to the indoor track in 4:22 and rested 3 minutes. Then I did ¼ mile of drills and ran </text:p>
      <text:p text:style-name="P17">¾ <text:s/>miles in 6:33 on the indoor track. I rested 6 minutes and on a treadmill I ran 2 miles in 18:00 including ½ mile in 3:50. I warmed down with ½ mile in about 5:00.</text:p>
      <text:p text:style-name="P17"/>
      <text:p text:style-name="P18">22.25 miles in the last week</text:p>
      <text:p text:style-name="P18"/>
      <text:p text:style-name="P18"/>
      <text:p text:style-name="P18"/>
      <text:p text:style-name="P18"/>
      <text:p text:style-name="P18"/>
      <text:p text:style-name="P21"><text:soft-page-break/><text:span text:style-name="T2">Sat 4/29/2017</text:span> 4 miles</text:p>
      <text:p text:style-name="P22">I ran and walked 4 miles on slightly hilly roads and averaged 11:44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29T11:46:33</dc:date>
    <dc:creator>James Lombardi</dc:creator>
    <meta:editing-duration>P1DT1H43M11S</meta:editing-duration>
    <meta:editing-cycles>185</meta:editing-cycles>
    <meta:document-statistic meta:table-count="0" meta:image-count="0" meta:object-count="0" meta:page-count="7" meta:paragraph-count="138" meta:word-count="1992" meta:character-count="9705"/>
  </office:meta>
</office:document-meta>
</file>